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542in" table:align="left"/>
    </style:style>
    <style:style style:name="Table1.A" style:family="table-column">
      <style:table-column-properties style:column-width="2.9813in"/>
    </style:style>
    <style:style style:name="Table1.B" style:family="table-column">
      <style:table-column-properties style:column-width="3.672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เข้าใจง่าย ๆ นะครับ</text:p>
      <text:p text:style-name="Horizontal_20_Line"/>
      <text:h text:style-name="Heading_20_2" text:outline-level="2">HttpOnly Cookie คืออะไร?</text:h>
      <text:list text:style-name="L1">
        <text:list-item>
          <text:p text:style-name="P1">เป็น cookie ที่ตั้งค่าให้ <text:span text:style-name="Strong_20_Emphasis">JavaScript ฝั่ง client ไม่สามารถอ่านหรือแก้ไขได้เลย</text:span></text:p>
        </text:list-item>
        <text:list-item>
          <text:p text:style-name="P1">Browser จะเก็บ cookie นี้โดยอัตโนมัติ และส่งไปกับทุก HTTP request ไปยัง domain ที่ตั้ง cookie</text:p>
        </text:list-item>
        <text:list-item>
          <text:p text:style-name="P1">จุดเด่นคือ <text:span text:style-name="Strong_20_Emphasis">ป้องกันการถูกขโมย token จาก XSS attack</text:span> เพราะ JS ฝั่ง client เข้าถึง cookie แบบนี้ไม่ได้</text:p>
        </text:list-item>
      </text:list>
      <text:p text:style-name="Horizontal_20_Line"/>
      <text:h text:style-name="Heading_20_2" text:outline-level="2">CSRF (Cross-Site Request Forgery) คืออะไร?</text:h>
      <text:list text:style-name="L2">
        <text:list-item>
          <text:p text:style-name="P2">เป็นการโจมตีที่แฮกเกอร์ทำให้ browser ของผู้ใช้ที่ล็อกอินอยู่ส่งคำขอ (request) ไปยังเว็บเป้าหมายโดยไม่รู้ตัว</text:p>
        </text:list-item>
        <text:list-item>
          <text:p text:style-name="P2">ตัวอย่างเช่น ผู้ใช้ล็อกอินเว็บ A แล้วไปเปิดเว็บแปลก ๆ ที่ฝังคำสั่งให้ browser ส่งคำขอไปยังเว็บ A โดยอัตโนมัติ (เช่น ลบข้อมูล, โอนเงิน ฯลฯ)</text:p>
        </text:list-item>
        <text:list-item>
          <text:p text:style-name="P2">เพราะ browser จะส่ง cookie (รวมทั้ง HttpOnly cookie) อัตโนมัติ ทำให้ server เข้าใจว่าเป็นคำขอจากผู้ใช้จริง</text:p>
        </text:list-item>
      </text:list>
      <text:p text:style-name="Horizontal_20_Line"/>
      <text:h text:style-name="Heading_20_2" text:outline-level="2">วิธีป้องกัน CSRF</text:h>
      <text:list text:style-name="L3">
        <text:list-item>
          <text:p text:style-name="P3">ใช้ <text:span text:style-name="Strong_20_Emphasis">CSRF Token</text:span> (random token) ที่ฝั่ง server สร้างและฝั่ง client ส่งกลับมาในทุกคำขอที่เปลี่ยนแปลงข้อมูล (POST, PUT, DELETE)</text:p>
        </text:list-item>
        <text:list-item>
          <text:p text:style-name="P3">CSRF Token นี้จะถูกส่งผ่าน header หรือใน body ของคำขอ (ไม่ใช่ cookie)</text:p>
        </text:list-item>
        <text:list-item>
          <text:p text:style-name="P3">Server จะตรวจสอบ CSRF Token ว่าตรงกับที่ server สร้างไว้หรือไม่</text:p>
        </text:list-item>
        <text:list-item>
          <text:p text:style-name="P3">วิธีนี้ทำให้โจรไม่สามารถปลอม request ได้ เพราะไม่มี token ที่ถูกต้อง</text:p>
        </text:list-item>
      </text:list>
      <text:p text:style-name="Horizontal_20_Line"/>
      <text:h text:style-name="Heading_20_2" text:outline-level="2">สรุปการทำงานของระบบที่ใช้ HttpOnly Cookie + CSRF Protection</text:h>
      <text:list text:style-name="L4">
        <text:list-item>
          <text:p text:style-name="P4"><text:span text:style-name="Strong_20_Emphasis">Login</text:span></text:p>
          <text:list>
            <text:list-item>
              <text:p text:style-name="P4">Server สร้าง JWT หรือ session ID</text:p>
            </text:list-item>
            <text:list-item>
              <text:p text:style-name="P4">Server ส่ง cookie HttpOnly, Secure, SameSite ให้ browser เก็บไว้</text:p>
            </text:list-item>
          </text:list>
        </text:list-item>
        <text:list-item>
          <text:p text:style-name="P4"><text:span text:style-name="Strong_20_Emphasis">ทุก request ต่อไป</text:span></text:p>
          <text:list>
            <text:list-item>
              <text:p text:style-name="P4">Browser ส่ง cookie HttpOnly อัตโนมัติ</text:p>
            </text:list-item>
            <text:list-item>
              <text:p text:style-name="P4"><text:soft-page-break/>Client (Angular) ต้องส่ง CSRF token ใน header/ตัวแปร body ด้วย (ซึ่งได้มาจาก server ตอนโหลดหน้าเว็บหรือ login)</text:p>
            </text:list-item>
          </text:list>
        </text:list-item>
        <text:list-item>
          <text:p text:style-name="P4"><text:span text:style-name="Strong_20_Emphasis">Server ตรวจสอบ</text:span></text:p>
          <text:list>
            <text:list-item>
              <text:p text:style-name="P4">ตรวจสอบ cookie (session, JWT ใน cookie)</text:p>
            </text:list-item>
            <text:list-item>
              <text:p text:style-name="P4">ตรวจสอบ CSRF token ว่าถูกต้องหรือไม่</text:p>
            </text:list-item>
            <text:list-item>
              <text:p text:style-name="P4">ถ้าผ่าน ให้ดำเนินการคำขอ</text:p>
            </text:list-item>
          </text:list>
        </text:list-item>
      </text:list>
      <text:p text:style-name="Horizontal_20_Line"/>
      <text:h text:style-name="Heading_20_2" text:outline-level="2">ตัวอย่างการตั้งค่าเบื้องต้น (แนวทาง)</text:h>
      <text:h text:style-name="Heading_20_3" text:outline-level="3">ฝั่ง Backend (NestJS / Express)</text:h>
      <text:p text:style-name="Preformatted_20_Text"><text:span text:style-name="Source_20_Text">// ตัวอย่าง Express + cookie-parser + csurf middleware</text:span></text:p>
      <text:p text:style-name="Preformatted_20_Text"><text:span text:style-name="Source_20_Text">import express from 'express';</text:span></text:p>
      <text:p text:style-name="Preformatted_20_Text"><text:span text:style-name="Source_20_Text">import cookieParser from 'cookie-parser';</text:span></text:p>
      <text:p text:style-name="Preformatted_20_Text"><text:span text:style-name="Source_20_Text">import csurf from 'csurf';</text:span></text:p>
      <text:p text:style-name="Preformatted_20_Text"/>
      <text:p text:style-name="Preformatted_20_Text"><text:span text:style-name="Source_20_Text">const app = express();</text:span></text:p>
      <text:p text:style-name="Preformatted_20_Text"/>
      <text:p text:style-name="Preformatted_20_Text"><text:span text:style-name="Source_20_Text">app.use(cookieParser());</text:span></text:p>
      <text:p text:style-name="Preformatted_20_Text"/>
      <text:p text:style-name="Preformatted_20_Text"><text:span text:style-name="Source_20_Text">// ตั้งค่า csurf ใช้ cookie</text:span></text:p>
      <text:p text:style-name="Preformatted_20_Text"><text:span text:style-name="Source_20_Text">app.use(csurf({ cookie: true }));</text:span></text:p>
      <text:p text:style-name="Preformatted_20_Text"/>
      <text:p text:style-name="Preformatted_20_Text"><text:span text:style-name="Source_20_Text">// Route login</text:span></text:p>
      <text:p text:style-name="Preformatted_20_Text"><text:span text:style-name="Source_20_Text">app.post('/auth/login', (req, res) =&gt; {</text:span></text:p>
      <text:p text:style-name="Preformatted_20_Text"><text:span text:style-name="Source_20_Text"><text:s text:c="2"/>// ตรวจสอบ username/password</text:span></text:p>
      <text:p text:style-name="Preformatted_20_Text"/>
      <text:p text:style-name="Preformatted_20_Text"><text:span text:style-name="Source_20_Text"><text:s text:c="2"/>// สร้าง JWT หรือ session id</text:span></text:p>
      <text:p text:style-name="Preformatted_20_Text"><text:span text:style-name="Source_20_Text"><text:s text:c="2"/>const token = createJWT();</text:span></text:p>
      <text:p text:style-name="Preformatted_20_Text"/>
      <text:p text:style-name="Preformatted_20_Text"><text:span text:style-name="Source_20_Text"><text:s text:c="2"/>// ส่ง cookie HttpOnly ให้ browser เก็บ</text:span></text:p>
      <text:p text:style-name="Preformatted_20_Text"><text:span text:style-name="Source_20_Text"><text:s text:c="2"/>res.cookie('token', token, {</text:span></text:p>
      <text:p text:style-name="Preformatted_20_Text"><text:span text:style-name="Source_20_Text"><text:s text:c="4"/>httpOnly: true,</text:span></text:p>
      <text:p text:style-name="Preformatted_20_Text"><text:span text:style-name="Source_20_Text"><text:s text:c="4"/>secure: true, <text:s text:c="5"/>// ใช้ https</text:span></text:p>
      <text:p text:style-name="Preformatted_20_Text"><text:span text:style-name="Source_20_Text"><text:s text:c="4"/>sameSite: 'strict' // ป้องกัน CSRF ระดับหนึ่ง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// ส่ง CSRF token ให้ client (client ต้องเอาไปส่งใน header ทุก request)</text:span></text:p>
      <text:p text:style-name="Preformatted_20_Text"><text:span text:style-name="Source_20_Text"><text:s text:c="2"/>res.json({ csrfToken: req.csrfToken() }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ตัวอย่าง route ที่ต้องตรวจ CSRF</text:span></text:p>
      <text:p text:style-name="Preformatted_20_Text"><text:span text:style-name="Source_20_Text">app.post('/api/data', (req, res) =&gt; {</text:span></text:p>
      <text:p text:style-name="Preformatted_20_Text"><text:span text:style-name="Source_20_Text"><text:s text:c="2"/>// csurf middleware จะตรวจ token อัตโนมัติ</text:span></text:p>
      <text:p text:style-name="Preformatted_20_Text"><text:span text:style-name="Source_20_Text"><text:s text:c="2"/>res.send('Data saved');</text:span></text:p>
      <text:p text:style-name="P5"><text:span text:style-name="Source_20_Text">});</text:span></text:p>
      <text:p text:style-name="Horizontal_20_Line"/>
      <text:h text:style-name="Heading_20_3" text:outline-level="3"><text:soft-page-break/>ฝั่ง Angular</text:h>
      <text:list text:style-name="L5">
        <text:list-item>
          <text:p text:style-name="P6">ตอน login ให้เก็บ csrfToken ที่ backend ส่งมาไว้ในตัวแปร (service)</text:p>
        </text:list-item>
        <text:list-item>
          <text:p text:style-name="P6">ทุกครั้งส่ง request ที่มีการเปลี่ยนแปลงข้อมูล (POST, PUT, DELETE) ให้เพิ่ม header เช่น</text:p>
        </text:list-item>
      </text:list>
      <text:p text:style-name="Preformatted_20_Text"><text:span text:style-name="Source_20_Text">const headers = new HttpHeaders().set('X-CSRF-Token', this.csrfToken);</text:span></text:p>
      <text:p text:style-name="P5"><text:span text:style-name="Source_20_Text">this.http.post(url, body, { headers }).subscribe(...);</text:span></text:p>
      <text:list text:style-name="L6">
        <text:list-item>
          <text:p text:style-name="P7">ตัว Angular HttpInterceptor ก็ช่วยใส่ header นี้ให้อัตโนมัติได้</text:p>
        </text:list-item>
      </text:list>
      <text:p text:style-name="Horizontal_20_Line"/>
      <text:h text:style-name="Heading_20_2" text:outline-level="2">สรุป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ขั้นตอน</text:p>
            </table:table-cell>
            <table:table-cell table:style-name="Table1.A1" office:value-type="string">
              <text:p text:style-name="Table_20_Heading">อธิบาย</text:p>
            </table:table-cell>
          </table:table-row>
        </table:table-header-rows>
        <table:table-row>
          <table:table-cell table:style-name="Table1.A1" office:value-type="string">
            <text:p text:style-name="Table_20_Contents">1. Login</text:p>
          </table:table-cell>
          <table:table-cell table:style-name="Table1.A1" office:value-type="string">
            <text:p text:style-name="Table_20_Contents">Server ส่ง cookie HttpOnly + CSRF token</text:p>
          </table:table-cell>
        </table:table-row>
        <table:table-row>
          <table:table-cell table:style-name="Table1.A1" office:value-type="string">
            <text:p text:style-name="Table_20_Contents">2. Browser เก็บ cookie</text:p>
          </table:table-cell>
          <table:table-cell table:style-name="Table1.A1" office:value-type="string">
            <text:p text:style-name="Table_20_Contents">JS เข้าถึงไม่ได้ แต่ browser ส่ง cookie ทุก request</text:p>
          </table:table-cell>
        </table:table-row>
        <table:table-row>
          <table:table-cell table:style-name="Table1.A1" office:value-type="string">
            <text:p text:style-name="Table_20_Contents">3. Client เก็บ CSRF token</text:p>
          </table:table-cell>
          <table:table-cell table:style-name="Table1.A1" office:value-type="string">
            <text:p text:style-name="Table_20_Contents">ใช้ใน header ของคำขอทุกครั้ง (POST, PUT, DELETE)</text:p>
          </table:table-cell>
        </table:table-row>
        <table:table-row>
          <table:table-cell table:style-name="Table1.A1" office:value-type="string">
            <text:p text:style-name="Table_20_Contents">4. Server ตรวจสอบ cookie และ CSRF token</text:p>
          </table:table-cell>
          <table:table-cell table:style-name="Table1.A1" office:value-type="string">
            <text:p text:style-name="Table_20_Contents">ถ้าผ่านให้คำขอทำงาน</text:p>
          </table:table-cell>
        </table:table-row>
      </table:table>
      <text:p text:style-name="Horizontal_20_Line"/>
      <text:p text:style-name="Text_20_body">ถ้าคุณอยาก ผมช่วยเขียนตัวอย่างโค้ด Angular + NestJS ที่ครบแบบนี้ให้ดูไหมครับ?<text:line-break/>หรืออยากรู้ขั้นตอนละเอียดในส่วนใดบอกได้เลยครับ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00:38:29.351359400</meta:creation-date>
    <dc:date>2025-06-26T00:38:46.616017600</dc:date>
    <meta:editing-duration>PT17S</meta:editing-duration>
    <meta:editing-cycles>1</meta:editing-cycles>
    <meta:document-statistic meta:table-count="1" meta:image-count="0" meta:object-count="0" meta:page-count="3" meta:paragraph-count="72" meta:word-count="1248" meta:character-count="2825" meta:non-whitespace-character-count="2502"/>
    <meta:generator>LibreOffice/25.2.4.3$Windows_X86_64 LibreOffice_project/33e196637044ead23f5c3226cde09b47731f7e27</meta:generator>
  </office:meta>
</office:document-meta>
</file>